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6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6">
            <text:p>0826 <text:s/>11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6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6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6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7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7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7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7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7">
            <text:p>0826 <text:s/>11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3">
            <text:p>13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7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4">
            <text:p>14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5">
            <text:p>15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8">
            <text:p>0826 <text:s/>110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7">
            <text:p>17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8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9">
            <text:p>19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8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9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2">
            <text:p>22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9">
            <text:p>0826 <text:s/>11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3">
            <text:p>23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9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9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9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9">
            <text:p>0826 <text:s/>11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7">
            <text:p>27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9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9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9">
            <text:p>29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49">
            <text:p>0826 <text:s/>11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0">
            <text:p>30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">
            <text:p>0826 <text:s/>11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2">
            <text:p>32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4">
            <text:p>34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">
            <text:p>0826 <text:s/>11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5">
            <text:p>35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6">
            <text:p>36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1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1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8">
            <text:p>38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1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9">
            <text:p>39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1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1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1">
            <text:p>41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1">
            <text:p>0826 <text:s/>110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2">
            <text:p>42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2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3">
            <text:p>43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2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4">
            <text:p>44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2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2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2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2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2">
            <text:p>0826 <text:s/>11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9">
            <text:p>49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2">
            <text:p>0826 <text:s/>11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0">
            <text:p>50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3">
            <text:p>0826 <text:s/>11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1">
            <text:p>51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3">
            <text:p>0826 <text:s/>11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2">
            <text:p>52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3">
            <text:p>0826 <text:s/>110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3">
            <text:p>53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4">
            <text:p>0826 <text:s/>11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4">
            <text:p>54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4">
            <text:p>0826 <text:s/>11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5">
            <text:p>55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4">
            <text:p>0826 <text:s/>11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6">
            <text:p>56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6">
            <text:p>0826 <text:s/>11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7">
            <text:p>57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6">
            <text:p>0826 <text:s/>11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8">
            <text:p>58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6">
            <text:p>0826 <text:s/>11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7">
            <text:p>0826 <text:s/>11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7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7">
            <text:p>0826 <text:s/>11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2">
            <text:p>62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8">
            <text:p>0826 <text:s/>11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3">
            <text:p>63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8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8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9">
            <text:p>0826 <text:s/>11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6">
            <text:p>66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9">
            <text:p>0826 <text:s/>11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7">
            <text:p>67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9">
            <text:p>0826 <text:s/>11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8">
            <text:p>68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9">
            <text:p>0826 <text:s/>11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59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0">
            <text:p>70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1">
            <text:p>0826 <text:s/>1106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71">
            <text:p>71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1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2">
            <text:p>72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1">
            <text:p>0826 <text:s/>11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3">
            <text:p>73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1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4">
            <text:p>74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1">
            <text:p>0826 <text:s/>11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5">
            <text:p>75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2">
            <text:p>0826 <text:s/>110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2">
            <text:p>0826 <text:s/>110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2">
            <text:p>0826 <text:s/>110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2">
            <text:p>0826 <text:s/>110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2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0">
            <text:p>80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2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1">
            <text:p>81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2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3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3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3">
            <text:p>0826 <text:s/>11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5">
            <text:p>85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3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3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7">
            <text:p>87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3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8">
            <text:p>88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3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3">
            <text:p>0826 <text:s/>11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0">
            <text:p>90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4">
            <text:p>0826 <text:s/>11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91">
            <text:p>91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4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2">
            <text:p>92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4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3">
            <text:p>93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4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4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4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4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7">
            <text:p>97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4">
            <text:p>0826 <text:s/>110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8">
            <text:p>98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6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9">
            <text:p>99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6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6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7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7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7">
            <text:p>0826 <text:s/>11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7">
            <text:p>0826 <text:s/>11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7">
            <text:p>0826 <text:s/>11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7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3">
            <text:p>113</text:p>
          </table:table-cell>
          <table:table-cell table:style-name="ce7" table:formula="of:=NOW()" office:value-type="date" office:date-value="2021-08-26T11:06:15.68">
            <text:p>0826 <text:s/>110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6T11:06:15.68">
            <text:p>2021/8/26 11:0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6T11:06:15.68">
            <text:p>0826 <text:s/>1106</text:p>
          </table:table-cell>
          <table:table-cell table:style-name="ce7" table:formula="of:=NOW()" office:value-type="date" office:date-value="2021-08-26T11:06:15.68">
            <text:p>0826 <text:s/>110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6T11:06:15.68">
            <text:p>0826 <text:s/>11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6">
          <table:table-cell table:style-name="ce3" table:number-columns-repeated="2"/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7">
          <table:table-cell table:style-name="ce3" table:number-columns-repeated="2"/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 table:number-rows-repeated="3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6T11:06:15.82">
            <text:p>0826 <text:s/>110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6T11:06:15.82">
            <text:p>0826 <text:s/>1106</text:p>
          </table:table-cell>
          <table:table-cell table:style-name="ce7" table:formula="of:=NOW()" office:value-type="date" office:date-value="2021-08-26T11:06:15.82">
            <text:p>0826 <text:s/>110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6T11:06:15.82">
            <text:p>0826 <text:s/>110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1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6">2021/08/26</text:date>, <text:time>11:06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6T11:06:15.17</dc:date>
    <dc:creator>iwabuchi ken</dc:creator>
    <meta:editing-duration>P6DT17H31M45S</meta:editing-duration>
    <meta:editing-cycles>997</meta:editing-cycles>
    <meta:generator>OpenOffice/4.1.3$Win32 OpenOffice.org_project/413m1$Build-9783</meta:generator>
    <meta:document-statistic meta:table-count="2" meta:cell-count="1040" meta:object-count="0"/>
  </office:meta>
</office:document-meta>
</file>